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2000002989E060D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34d" officeooo:paragraph-rsid="0002634d"/>
    </style:style>
    <style:style style:name="P2" style:family="paragraph" style:parent-style-name="Standard">
      <style:text-properties officeooo:rsid="00028d8f" officeooo:paragraph-rsid="00028d8f"/>
    </style:style>
    <style:style style:name="P3" style:family="paragraph" style:parent-style-name="Standard">
      <style:text-properties officeooo:rsid="00031569" officeooo:paragraph-rsid="00031569"/>
    </style:style>
    <style:style style:name="T1" style:family="text">
      <style:text-properties officeooo:rsid="00028d8f"/>
    </style:style>
    <style:style style:name="T2" style:family="text">
      <style:text-properties officeooo:rsid="000315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<draw:frame draw:style-name="fr1" draw:name="Image1" text:anchor-type="char" svg:width="6.9252in" svg:height="3.3756in" draw:z-index="0"><draw:image xlink:href="Pictures/1000000000000552000002989E060D6A.png" xlink:type="simple" xlink:show="embed" xlink:actuate="onLoad" draw:mime-type="image/png"/></draw:frame><text:span text:style-name="T1">a) </text:span>This could be fixed by either making a function for changing the variable inside the class or by making the variable public.</text:p>
      <text:p text:style-name="P2">b) The program compiles, because the publisher variable is public. It’s not always the best to use public, because private <text:span text:style-name="T2">and protected both protect the variable so it cannot change.</text:span></text:p>
      <text:p text:style-name="P2"/>
      <text:p text:style-name="P3">Question 2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0T13:36:06.022779451</meta:creation-date>
    <dc:date>2025-04-10T14:15:01.808508927</dc:date>
    <meta:editing-duration>PT4M45S</meta:editing-duration>
    <meta:editing-cycles>1</meta:editing-cycles>
    <meta:document-statistic meta:table-count="0" meta:image-count="1" meta:object-count="0" meta:page-count="1" meta:paragraph-count="4" meta:word-count="57" meta:character-count="330" meta:non-whitespace-character-count="277"/>
    <meta:generator>LibreOffice/25.2.2.2$Linux_X86_64 LibreOffice_project/520$Build-2</meta:generator>
  </office:meta>
</office:document-meta>
</file>